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="Arrow" draw:marker-end-width="0.17cm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35cm" draw:marker-end="Arrow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-width="0.35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468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9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cm" svg:y2="4.03cm" draw:start-shape="id1" draw:start-glue-point="2" draw:end-shape="id2" draw:end-glue-point="5" svg:d="m2600 3400 630 630">
          <text:p/>
        </draw:connector>
        <draw:connector draw:style-name="gr5" draw:text-style-name="P1" draw:layer="layout" draw:type="line" svg:x1="6cm" svg:y1="3cm" svg:x2="5.119cm" svg:y2="3.41cm" draw:start-shape="id3" draw:start-glue-point="2" draw:end-shape="id4" draw:end-glue-point="11" svg:d="m6000 3000-881 410">
          <text:p/>
        </draw:connector>
        <draw:connector draw:style-name="gr6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2cm" svg:y2="7.726cm" draw:start-shape="id7" draw:start-glue-point="3" draw:end-shape="id8" draw:end-glue-point="9" svg:d="m4500 8750-1188-1024">
          <text:p/>
        </draw:connector>
        <draw:custom-shape draw:style-name="gr7" draw:text-style-name="P1" draw:id="id2" draw:layer="layout" svg:width="0.255cm" svg:height="0.255cm" svg:x="3.1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6cm" svg:x="6.6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5cm" svg:height="0.255cm" svg:x="4.9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8" draw:layer="layout" svg:width="0.255cm" svg:height="0.255cm" svg:x="3.0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6cm" svg:x="7.3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426cm" svg:y="5cm">
          <draw:text-box>
            <text:p><text:span text:style-name="T1">N 5</text:span></text:p>
          </draw:text-box>
        </draw:frame>
        <draw:connector draw:style-name="gr8" draw:text-style-name="P1" draw:layer="layout" draw:type="line" svg:x1="8cm" svg:y1="7.5cm" svg:x2="7.519cm" svg:y2="6.919cm" draw:start-shape="id9" draw:start-glue-point="0" draw:end-shape="id6" draw:end-glue-point="9" svg:d="m8000 7500-481-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4T15:56:08</dc:date>
    <dc:creator>Johannes Held</dc:creator>
    <meta:editing-duration>PT00H54M00S</meta:editing-duration>
    <meta:editing-cycles>20</meta:editing-cycles>
    <meta:generator>OpenOffice.org/3.2$Unix OpenOffice.org_project/320m12$Build-9483</meta:generator>
    <meta:document-statistic meta:object-count="23"/>
  </office:meta>
</office:document-meta>
</file>